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96cm"/>
    </style:style>
    <style:style style:name="co3" style:family="table-column">
      <style:table-column-properties fo:break-before="auto" style:column-width="5.002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3.261cm"/>
    </style:style>
    <style:style style:name="co6" style:family="table-column">
      <style:table-column-properties fo:break-before="auto" style:column-width="3.842cm"/>
    </style:style>
    <style:style style:name="co7" style:family="table-column">
      <style:table-column-properties fo:break-before="auto" style:column-width="3.096cm"/>
    </style:style>
    <style:style style:name="co8" style:family="table-column">
      <style:table-column-properties fo:break-before="auto" style:column-width="3.4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30.378cm">
            <draw:object draw:notify-on-update-of-ranges="Sheet1.A59:Sheet1.A59 Sheet1.A60:Sheet1.A65 Sheet1.B59:Sheet1.B59 Sheet1.B60:Sheet1.B65 Sheet1.C59:Sheet1.C59 Sheet1.C60:Sheet1.C6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.553cm" svg:height="8.999cm" svg:x="16.329cm" svg:y="30.616cm">
            <draw:object draw:notify-on-update-of-ranges="Sheet1.A59:Sheet1.A59 Sheet1.A60:Sheet1.A65 Sheet1.D59:Sheet1.D59 Sheet1.D60:Sheet1.D65 Sheet1.E59:Sheet1.E59 Sheet1.E60:Sheet1.E65 Sheet1.F59:Sheet1.F59 Sheet1.F60:Sheet1.F6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5.39cm" svg:y="30.51cm">
            <draw:object draw:notify-on-update-of-ranges="Sheet1.A59:Sheet1.A59 Sheet1.A60:Sheet1.A65 Sheet1.G59:Sheet1.G59 Sheet1.G60:Sheet1.G65 Sheet1.H59:Sheet1.H59 Sheet1.H60:Sheet1.H65 Sheet1.I59:Sheet1.I59 Sheet1.I60:Sheet1.I6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-----------Q1-----------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bd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1101" calcext:value-type="float">
            <text:p>0.001101</text:p>
          </table:table-cell>
          <table:table-cell table:style-name="ce1" table:formula="of:=AVERAGE([.B3:.F3])" office:value-type="float" office:value="0.0006024" calcext:value-type="float">
            <text:p>0.0006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_1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1029" calcext:value-type="float">
            <text:p>0.001029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0911" calcext:value-type="float">
            <text:p>0.000911</text:p>
          </table:table-cell>
          <table:table-cell office:value-type="float" office:value="0.000712" calcext:value-type="float">
            <text:p>0.000712</text:p>
          </table:table-cell>
          <table:table-cell table:formula="of:=AVERAGE([.B4:.F4])" office:value-type="float" office:value="0.0006842" calcext:value-type="float">
            <text:p>0.00068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_10</text:p>
          </table:table-cell>
          <table:table-cell office:value-type="float" office:value="0.001608" calcext:value-type="float">
            <text:p>0.001608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" calcext:value-type="float">
            <text:p>0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485" calcext:value-type="float">
            <text:p>0.000485</text:p>
          </table:table-cell>
          <table:table-cell table:formula="of:=AVERAGE([.B5:.F5])" office:value-type="float" office:value="0.0005108" calcext:value-type="float">
            <text:p>0.00051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" calcext:value-type="float">
            <text:p>0</text:p>
          </table:table-cell>
          <table:table-cell table:formula="of:=AVERAGE([.B6:.F6])" office:value-type="float" office:value="0.0000884" calcext:value-type="float">
            <text:p>0.00008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0</text:p>
          </table:table-cell>
          <table:table-cell office:value-type="float" office:value="0.001089" calcext:value-type="float">
            <text:p>0.001089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" calcext:value-type="float">
            <text:p>0</text:p>
          </table:table-cell>
          <table:table-cell table:formula="of:=AVERAGE([.B7:.F7])" office:value-type="float" office:value="0.0004982" calcext:value-type="float">
            <text:p>0.000498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00</text:p>
          </table:table-cell>
          <table:table-cell office:value-type="float" office:value="0.000764" calcext:value-type="float">
            <text:p>0.000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" calcext:value-type="float">
            <text:p>0</text:p>
          </table:table-cell>
          <table:table-cell table:formula="of:=AVERAGE([.B8:.F8])" office:value-type="float" office:value="0.000274" calcext:value-type="float">
            <text:p>0.0002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-----------Q2---------------</text:p>
          </table:table-cell>
          <table:table-cell table:number-columns-repeated="4"/>
          <table:table-cell table:formula="of:=AVERAGE([.B9:.F9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</text:p>
          </table:table-cell>
          <table:table-cell office:value-type="float" office:value="0" calcext:value-type="float">
            <text:p>0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542" calcext:value-type="float">
            <text:p>0.000542</text:p>
          </table:table-cell>
          <table:table-cell table:formula="of:=AVERAGE([.B10:.F10])" office:value-type="float" office:value="0.0003672" calcext:value-type="float">
            <text:p>0.00036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_1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" calcext:value-type="float">
            <text:p>0</text:p>
          </table:table-cell>
          <table:table-cell table:formula="of:=AVERAGE([.B11:.F11])" office:value-type="float" office:value="0.0005192" calcext:value-type="float">
            <text:p>0.0005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_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83" calcext:value-type="float">
            <text:p>0.000083</text:p>
          </table:table-cell>
          <table:table-cell table:formula="of:=AVERAGE([.B12:.F12])" office:value-type="float" office:value="0.0000166" calcext:value-type="float">
            <text:p>0.000016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</text:p>
          </table:table-cell>
          <table:table-cell office:value-type="float" office:value="0.001517" calcext:value-type="float">
            <text:p>0.001517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874" calcext:value-type="float">
            <text:p>0.0008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3:.F13])" office:value-type="float" office:value="0.0005238" calcext:value-type="float">
            <text:p>0.000523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0</text:p>
          </table:table-cell>
          <table:table-cell office:value-type="float" office:value="0.00061" calcext:value-type="float">
            <text:p>0.0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46" calcext:value-type="float">
            <text:p>0.000846</text:p>
          </table:table-cell>
          <table:table-cell table:formula="of:=AVERAGE([.B14:.F14])" office:value-type="float" office:value="0.0002912" calcext:value-type="float">
            <text:p>0.00029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00</text:p>
          </table:table-cell>
          <table:table-cell office:value-type="float" office:value="0" calcext:value-type="float">
            <text:p>0</text:p>
          </table:table-cell>
          <table:table-cell office:value-type="float" office:value="0.002013" calcext:value-type="float">
            <text:p>0.002013</text:p>
          </table:table-cell>
          <table:table-cell office:value-type="float" office:value="0" calcext:value-type="float">
            <text:p>0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0.000721" calcext:value-type="float">
            <text:p>0.000721</text:p>
          </table:table-cell>
          <table:table-cell table:formula="of:=AVERAGE([.B15:.F15])" office:value-type="float" office:value="0.0006534" calcext:value-type="float">
            <text:p>0.00065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-----------Q3---------------</text:p>
          </table:table-cell>
          <table:table-cell table:number-columns-repeated="4"/>
          <table:table-cell table:formula="of:=AVERAGE([.B16:.F16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17:.E17])" office:value-type="float" office:value="0.00022175" calcext:value-type="float">
            <text:p>0.00022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_1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" calcext:value-type="float">
            <text:p>0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18:.E18])" office:value-type="float" office:value="0.00017975" calcext:value-type="float">
            <text:p>0.00017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_10</text:p>
          </table:table-cell>
          <table:table-cell office:value-type="float" office:value="0.002508" calcext:value-type="float">
            <text:p>0.002508</text:p>
          </table:table-cell>
          <table:table-cell office:value-type="float" office:value="0" calcext:value-type="float">
            <text:p>0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0.002101" calcext:value-type="float">
            <text:p>0.002101</text:p>
          </table:table-cell>
          <table:table-cell/>
          <table:table-cell table:formula="of:=AVERAGE([.B19:.E19])" office:value-type="float" office:value="0.001414" calcext:value-type="float">
            <text:p>0.00141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</text:p>
          </table:table-cell>
          <table:table-cell office:value-type="float" office:value="0.002092" calcext:value-type="float">
            <text:p>0.002092</text:p>
          </table:table-cell>
          <table:table-cell office:value-type="float" office:value="0.002711" calcext:value-type="float">
            <text:p>0.002711</text:p>
          </table:table-cell>
          <table:table-cell office:value-type="float" office:value="0.002809" calcext:value-type="float">
            <text:p>0.002809</text:p>
          </table:table-cell>
          <table:table-cell office:value-type="float" office:value="0.002642" calcext:value-type="float">
            <text:p>0.002642</text:p>
          </table:table-cell>
          <table:table-cell/>
          <table:table-cell table:formula="of:=AVERAGE([.B20:.E20])" office:value-type="float" office:value="0.0025635" calcext:value-type="float">
            <text:p>0.002563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0</text:p>
          </table:table-cell>
          <table:table-cell office:value-type="float" office:value="0.014265" calcext:value-type="float">
            <text:p>0.014265</text:p>
          </table:table-cell>
          <table:table-cell office:value-type="float" office:value="0.017065" calcext:value-type="float">
            <text:p>0.017065</text:p>
          </table:table-cell>
          <table:table-cell office:value-type="float" office:value="0.018132" calcext:value-type="float">
            <text:p>0.018132</text:p>
          </table:table-cell>
          <table:table-cell office:value-type="float" office:value="0.015446" calcext:value-type="float">
            <text:p>0.015446</text:p>
          </table:table-cell>
          <table:table-cell/>
          <table:table-cell table:formula="of:=AVERAGE([.B21:.E21])" office:value-type="float" office:value="0.016227" calcext:value-type="float">
            <text:p>0.01622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00</text:p>
          </table:table-cell>
          <table:table-cell office:value-type="float" office:value="0.168704" calcext:value-type="float">
            <text:p>0.168704</text:p>
          </table:table-cell>
          <table:table-cell office:value-type="float" office:value="0.144008" calcext:value-type="float">
            <text:p>0.144008</text:p>
          </table:table-cell>
          <table:table-cell office:value-type="float" office:value="0.145365" calcext:value-type="float">
            <text:p>0.145365</text:p>
          </table:table-cell>
          <table:table-cell office:value-type="float" office:value="0.143812" calcext:value-type="float">
            <text:p>0.143812</text:p>
          </table:table-cell>
          <table:table-cell/>
          <table:table-cell table:formula="of:=AVERAGE([.B22:.E22])" office:value-type="float" office:value="0.15047225" calcext:value-type="float">
            <text:p>0.150472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-----------Q4---------------</text:p>
          </table:table-cell>
          <table:table-cell table:number-columns-repeated="4"/>
          <table:table-cell table:formula="of:=AVERAGE([.B23:.E23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</text:p>
          </table:table-cell>
          <table:table-cell office:value-type="float" office:value="0.001172" calcext:value-type="float">
            <text:p>0.001172</text:p>
          </table:table-cell>
          <table:table-cell office:value-type="float" office:value="0.001261" calcext:value-type="float">
            <text:p>0.001261</text:p>
          </table:table-cell>
          <table:table-cell office:value-type="float" office:value="0" calcext:value-type="float">
            <text:p>0</text:p>
          </table:table-cell>
          <table:table-cell office:value-type="float" office:value="0.001177" calcext:value-type="float">
            <text:p>0.001177</text:p>
          </table:table-cell>
          <table:table-cell/>
          <table:table-cell table:formula="of:=AVERAGE([.B24:.E24])" office:value-type="float" office:value="0.0009025" calcext:value-type="float">
            <text:p>0.0009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88" calcext:value-type="float">
            <text:p>0.000288</text:p>
          </table:table-cell>
          <table:table-cell/>
          <table:table-cell table:formula="of:=AVERAGE([.B25:.E25])" office:value-type="float" office:value="0.000072" calcext:value-type="float">
            <text:p>0.0000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_10</text:p>
          </table:table-cell>
          <table:table-cell office:value-type="float" office:value="0.002017" calcext:value-type="float">
            <text:p>0.002017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2334" calcext:value-type="float">
            <text:p>0.002334</text:p>
          </table:table-cell>
          <table:table-cell office:value-type="float" office:value="0.001547" calcext:value-type="float">
            <text:p>0.001547</text:p>
          </table:table-cell>
          <table:table-cell/>
          <table:table-cell table:formula="of:=AVERAGE([.B26:.E26])" office:value-type="float" office:value="0.0016585" calcext:value-type="float">
            <text:p>0.001658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</text:p>
          </table:table-cell>
          <table:table-cell office:value-type="float" office:value="0.007618" calcext:value-type="float">
            <text:p>0.007618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.007452" calcext:value-type="float">
            <text:p>0.007452</text:p>
          </table:table-cell>
          <table:table-cell office:value-type="float" office:value="0.008712" calcext:value-type="float">
            <text:p>0.008712</text:p>
          </table:table-cell>
          <table:table-cell/>
          <table:table-cell table:formula="of:=AVERAGE([.B27:.E27])" office:value-type="float" office:value="0.007758" calcext:value-type="float">
            <text:p>0.00775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0</text:p>
          </table:table-cell>
          <table:table-cell office:value-type="float" office:value="0.066086" calcext:value-type="float">
            <text:p>0.066086</text:p>
          </table:table-cell>
          <table:table-cell office:value-type="float" office:value="0.066447" calcext:value-type="float">
            <text:p>0.066447</text:p>
          </table:table-cell>
          <table:table-cell office:value-type="float" office:value="0.066439" calcext:value-type="float">
            <text:p>0.066439</text:p>
          </table:table-cell>
          <table:table-cell office:value-type="float" office:value="0.066442" calcext:value-type="float">
            <text:p>0.066442</text:p>
          </table:table-cell>
          <table:table-cell/>
          <table:table-cell table:formula="of:=AVERAGE([.B28:.E28])" office:value-type="float" office:value="0.0663535" calcext:value-type="float">
            <text:p>0.0663535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Bbd_10000</text:p>
          </table:table-cell>
          <table:table-cell office:value-type="float" office:value="0.670772" calcext:value-type="float">
            <text:p>0.670772</text:p>
          </table:table-cell>
          <table:table-cell office:value-type="float" office:value="0.682355" calcext:value-type="float">
            <text:p>0.682355</text:p>
          </table:table-cell>
          <table:table-cell office:value-type="float" office:value="0.67277" calcext:value-type="float">
            <text:p>0.67277</text:p>
          </table:table-cell>
          <table:table-cell office:value-type="float" office:value="0.673949" calcext:value-type="float">
            <text:p>0.673949</text:p>
          </table:table-cell>
          <table:table-cell/>
          <table:table-cell table:formula="of:=AVERAGE([.B29:.E29])" office:value-type="float" office:value="0.6749615" calcext:value-type="float">
            <text:p>0.67496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-----------Q5---------------</text:p>
          </table:table-cell>
          <table:table-cell table:number-columns-repeated="4"/>
          <table:table-cell table:formula="of:=AVERAGE([.B30:.E3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00841" calcext:value-type="float">
            <text:p>0.000841</text:p>
          </table:table-cell>
          <table:table-cell office:value-type="float" office:value="0" calcext:value-type="float">
            <text:p>0</text:p>
          </table:table-cell>
          <table:table-cell office:value-type="float" office:value="0.000637" calcext:value-type="float">
            <text:p>0.000637</text:p>
          </table:table-cell>
          <table:table-cell/>
          <table:table-cell table:formula="of:=AVERAGE([.B31:.E31])" office:value-type="float" office:value="0.00050125" calcext:value-type="float">
            <text:p>0.00050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_1</text:p>
          </table:table-cell>
          <table:table-cell office:value-type="float" office:value="0" calcext:value-type="float">
            <text:p>0</text:p>
          </table:table-cell>
          <table:table-cell office:value-type="float" office:value="0.000643" calcext:value-type="float">
            <text:p>0.0006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B32:.E32])" office:value-type="float" office:value="0.00016075" calcext:value-type="float">
            <text:p>0.00016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0381" calcext:value-type="float">
            <text:p>0.000381</text:p>
          </table:table-cell>
          <table:table-cell/>
          <table:table-cell table:formula="of:=AVERAGE([.B33:.E33])" office:value-type="float" office:value="0.000241" calcext:value-type="float">
            <text:p>0.00024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</text:p>
          </table:table-cell>
          <table:table-cell office:value-type="float" office:value="0" calcext:value-type="float">
            <text:p>0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34:.E34])" office:value-type="float" office:value="0.0003025" calcext:value-type="float">
            <text:p>0.000302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0</text:p>
          </table:table-cell>
          <table:table-cell office:value-type="float" office:value="0" calcext:value-type="float">
            <text:p>0</text:p>
          </table:table-cell>
          <table:table-cell office:value-type="float" office:value="0.001362" calcext:value-type="float">
            <text:p>0.001362</text:p>
          </table:table-cell>
          <table:table-cell office:value-type="float" office:value="0.001296" calcext:value-type="float">
            <text:p>0.001296</text:p>
          </table:table-cell>
          <table:table-cell office:value-type="float" office:value="0.001795" calcext:value-type="float">
            <text:p>0.001795</text:p>
          </table:table-cell>
          <table:table-cell/>
          <table:table-cell table:formula="of:=AVERAGE([.B35:.E35])" office:value-type="float" office:value="0.00111325" calcext:value-type="float">
            <text:p>0.0011132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00</text:p>
          </table:table-cell>
          <table:table-cell office:value-type="float" office:value="0.007271" calcext:value-type="float">
            <text:p>0.007271</text:p>
          </table:table-cell>
          <table:table-cell office:value-type="float" office:value="0.003142" calcext:value-type="float">
            <text:p>0.003142</text:p>
          </table:table-cell>
          <table:table-cell office:value-type="float" office:value="0.002962" calcext:value-type="float">
            <text:p>0.002962</text:p>
          </table:table-cell>
          <table:table-cell office:value-type="float" office:value="0.004464" calcext:value-type="float">
            <text:p>0.004464</text:p>
          </table:table-cell>
          <table:table-cell/>
          <table:table-cell table:formula="of:=AVERAGE([.B36:.E36])" office:value-type="float" office:value="0.00445975" calcext:value-type="float">
            <text:p>0.004459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-----------Q6---------------</text:p>
          </table:table-cell>
          <table:table-cell table:number-columns-repeated="4"/>
          <table:table-cell table:formula="of:=AVERAGE([.B37:.E37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</text:p>
          </table:table-cell>
          <table:table-cell office:value-type="float" office:value="0.001351" calcext:value-type="float">
            <text:p>0.001351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38:.E38])" office:value-type="float" office:value="0.0005245" calcext:value-type="float">
            <text:p>0.0005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_1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" calcext:value-type="float">
            <text:p>0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072" calcext:value-type="float">
            <text:p>0.000072</text:p>
          </table:table-cell>
          <table:table-cell/>
          <table:table-cell table:formula="of:=AVERAGE([.B39:.E39])" office:value-type="float" office:value="0.0003095" calcext:value-type="float">
            <text:p>0.00030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_10</text:p>
          </table:table-cell>
          <table:table-cell office:value-type="float" office:value="0.00131" calcext:value-type="float">
            <text:p>0.00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69" calcext:value-type="float">
            <text:p>0.000569</text:p>
          </table:table-cell>
          <table:table-cell/>
          <table:table-cell table:formula="of:=AVERAGE([.B40:.E40])" office:value-type="float" office:value="0.00046975" calcext:value-type="float">
            <text:p>0.0004697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</text:p>
          </table:table-cell>
          <table:table-cell office:value-type="float" office:value="0.001483" calcext:value-type="float">
            <text:p>0.00148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AVERAGE([.B41:.E41])" office:value-type="float" office:value="0.00037075" calcext:value-type="float">
            <text:p>0.0003707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0</text:p>
          </table:table-cell>
          <table:table-cell office:value-type="float" office:value="0" calcext:value-type="float">
            <text:p>0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000971" calcext:value-type="float">
            <text:p>0.000971</text:p>
          </table:table-cell>
          <table:table-cell/>
          <table:table-cell table:formula="of:=AVERAGE([.B42:.E42])" office:value-type="float" office:value="0.0007925" calcext:value-type="float">
            <text:p>0.000792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00</text:p>
          </table:table-cell>
          <table:table-cell office:value-type="float" office:value="0.001693" calcext:value-type="float">
            <text:p>0.001693</text:p>
          </table:table-cell>
          <table:table-cell office:value-type="float" office:value="0.001663" calcext:value-type="float">
            <text:p>0.001663</text:p>
          </table:table-cell>
          <table:table-cell office:value-type="float" office:value="0.001665" calcext:value-type="float">
            <text:p>0.001665</text:p>
          </table:table-cell>
          <table:table-cell office:value-type="float" office:value="0.00324" calcext:value-type="float">
            <text:p>0.00324</text:p>
          </table:table-cell>
          <table:table-cell/>
          <table:table-cell table:formula="of:=AVERAGE([.B43:.E43])" office:value-type="float" office:value="0.00206525" calcext:value-type="float">
            <text:p>0.002065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-----------Q7---------------</text:p>
          </table:table-cell>
          <table:table-cell table:number-columns-repeated="4"/>
          <table:table-cell table:formula="of:=AVERAGE([.B44:.E44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.000211" calcext:value-type="float">
            <text:p>0.000211</text:p>
          </table:table-cell>
          <table:table-cell/>
          <table:table-cell table:formula="of:=AVERAGE([.B45:.E45])" office:value-type="float" office:value="0.00018" calcext:value-type="float">
            <text:p>0.00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_1</text:p>
          </table:table-cell>
          <table:table-cell office:value-type="float" office:value="0" calcext:value-type="float">
            <text:p>0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" calcext:value-type="float">
            <text:p>0</text:p>
          </table:table-cell>
          <table:table-cell office:value-type="float" office:value="0.000397" calcext:value-type="float">
            <text:p>0.000397</text:p>
          </table:table-cell>
          <table:table-cell/>
          <table:table-cell table:formula="of:=AVERAGE([.B46:.E46])" office:value-type="float" office:value="0.0002345" calcext:value-type="float">
            <text:p>0.0002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_10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.001464" calcext:value-type="float">
            <text:p>0.001464</text:p>
          </table:table-cell>
          <table:table-cell office:value-type="float" office:value="0" calcext:value-type="float">
            <text:p>0</text:p>
          </table:table-cell>
          <table:table-cell office:value-type="float" office:value="0.000747" calcext:value-type="float">
            <text:p>0.000747</text:p>
          </table:table-cell>
          <table:table-cell/>
          <table:table-cell table:formula="of:=AVERAGE([.B47:.E47])" office:value-type="float" office:value="0.000701" calcext:value-type="float">
            <text:p>0.0007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0663" calcext:value-type="float">
            <text:p>0.0006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B48:.E48])" office:value-type="float" office:value="0.0003115" calcext:value-type="float">
            <text:p>0.000311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0</text:p>
          </table:table-cell>
          <table:table-cell office:value-type="float" office:value="0" calcext:value-type="float">
            <text:p>0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0.000731" calcext:value-type="float">
            <text:p>0.000731</text:p>
          </table:table-cell>
          <table:table-cell/>
          <table:table-cell table:formula="of:=AVERAGE([.B49:.E49])" office:value-type="float" office:value="0.000597" calcext:value-type="float">
            <text:p>0.00059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00</text:p>
          </table:table-cell>
          <table:table-cell office:value-type="float" office:value="0.001363" calcext:value-type="float">
            <text:p>0.001363</text:p>
          </table:table-cell>
          <table:table-cell office:value-type="float" office:value="0.001237" calcext:value-type="float">
            <text:p>0.001237</text:p>
          </table:table-cell>
          <table:table-cell office:value-type="float" office:value="0.001441" calcext:value-type="float">
            <text:p>0.001441</text:p>
          </table:table-cell>
          <table:table-cell office:value-type="float" office:value="0.002502" calcext:value-type="float">
            <text:p>0.002502</text:p>
          </table:table-cell>
          <table:table-cell/>
          <table:table-cell table:formula="of:=AVERAGE([.B50:.E50])" office:value-type="float" office:value="0.00163575" calcext:value-type="float">
            <text:p>0.001635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-----------Q8---------------</text:p>
          </table:table-cell>
          <table:table-cell table:number-columns-repeated="4"/>
          <table:table-cell table:formula="of:=AVERAGE([.B51:.E51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</text:p>
          </table:table-cell>
          <table:table-cell office:value-type="float" office:value="0" calcext:value-type="float">
            <text:p>0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785" calcext:value-type="float">
            <text:p>0.000785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52:.E52])" office:value-type="float" office:value="0.0002705" calcext:value-type="float">
            <text:p>0.0002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_1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1649" calcext:value-type="float">
            <text:p>0.001649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53:.E53])" office:value-type="float" office:value="0.00063125" calcext:value-type="float">
            <text:p>0.00063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_10</text:p>
          </table:table-cell>
          <table:table-cell office:value-type="float" office:value="0.015224" calcext:value-type="float">
            <text:p>0.015224</text:p>
          </table:table-cell>
          <table:table-cell office:value-type="float" office:value="0.018194" calcext:value-type="float">
            <text:p>0.018194</text:p>
          </table:table-cell>
          <table:table-cell office:value-type="float" office:value="0.013805" calcext:value-type="float">
            <text:p>0.013805</text:p>
          </table:table-cell>
          <table:table-cell office:value-type="float" office:value="0.012613" calcext:value-type="float">
            <text:p>0.012613</text:p>
          </table:table-cell>
          <table:table-cell/>
          <table:table-cell table:formula="of:=AVERAGE([.B54:.E54])" office:value-type="float" office:value="0.014959" calcext:value-type="float">
            <text:p>0.01495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</text:p>
          </table:table-cell>
          <table:table-cell office:value-type="float" office:value="0.127491" calcext:value-type="float">
            <text:p>0.127491</text:p>
          </table:table-cell>
          <table:table-cell office:value-type="float" office:value="0.134841" calcext:value-type="float">
            <text:p>0.134841</text:p>
          </table:table-cell>
          <table:table-cell office:value-type="float" office:value="0.122672" calcext:value-type="float">
            <text:p>0.122672</text:p>
          </table:table-cell>
          <table:table-cell office:value-type="float" office:value="0.139221" calcext:value-type="float">
            <text:p>0.139221</text:p>
          </table:table-cell>
          <table:table-cell/>
          <table:table-cell table:formula="of:=AVERAGE([.B55:.E55])" office:value-type="float" office:value="0.13105625" calcext:value-type="float">
            <text:p>0.1310562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0</text:p>
          </table:table-cell>
          <table:table-cell office:value-type="float" office:value="1.679488" calcext:value-type="float">
            <text:p>1.679488</text:p>
          </table:table-cell>
          <table:table-cell office:value-type="float" office:value="1.619169" calcext:value-type="float">
            <text:p>1.619169</text:p>
          </table:table-cell>
          <table:table-cell office:value-type="float" office:value="1.577581" calcext:value-type="float">
            <text:p>1.577581</text:p>
          </table:table-cell>
          <table:table-cell office:value-type="float" office:value="1.665198" calcext:value-type="float">
            <text:p>1.665198</text:p>
          </table:table-cell>
          <table:table-cell/>
          <table:table-cell table:formula="of:=AVERAGE([.B56:.E56])" office:value-type="float" office:value="1.635359" calcext:value-type="float">
            <text:p>1.63535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bd_10000</text:p>
          </table:table-cell>
          <table:table-cell office:value-type="float" office:value="20.104345" calcext:value-type="float">
            <text:p>20.104345</text:p>
          </table:table-cell>
          <table:table-cell office:value-type="float" office:value="20.73345" calcext:value-type="float">
            <text:p>20.73345</text:p>
          </table:table-cell>
          <table:table-cell office:value-type="float" office:value="21.48921" calcext:value-type="float">
            <text:p>21.48921</text:p>
          </table:table-cell>
          <table:table-cell office:value-type="float" office:value="20.705186" calcext:value-type="float">
            <text:p>20.705186</text:p>
          </table:table-cell>
          <table:table-cell/>
          <table:table-cell table:formula="of:=AVERAGE([.B57:.E57])" office:value-type="float" office:value="20.75804775" calcext:value-type="float">
            <text:p>20.7580477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Projection</text:p>
          </table:table-cell>
          <table:table-cell office:value-type="string" calcext:value-type="string">
            <text:p>Cartesian Product</text:p>
          </table:table-cell>
          <table:table-cell office:value-type="string" calcext:value-type="string">
            <text:p>Distinct Cartesian Production</text:p>
          </table:table-cell>
          <table:table-cell office:value-type="string" calcext:value-type="string">
            <text:p>Natural Join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Aggreg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d</text:p>
          </table:table-cell>
          <table:table-cell office:value-type="float" office:value="0.0006024" calcext:value-type="float">
            <text:p>0.0006024</text:p>
          </table:table-cell>
          <table:table-cell office:value-type="float" office:value="0.0003672" calcext:value-type="float">
            <text:p>0.0003672</text:p>
          </table:table-cell>
          <table:table-cell office:value-type="float" office:value="0.00022175" calcext:value-type="float">
            <text:p>0.00022175</text:p>
          </table:table-cell>
          <table:table-cell office:value-type="float" office:value="0.0009025" calcext:value-type="float">
            <text:p>0.0009025</text:p>
          </table:table-cell>
          <table:table-cell office:value-type="float" office:value="0.00050125" calcext:value-type="float">
            <text:p>0.00050125</text:p>
          </table:table-cell>
          <table:table-cell office:value-type="float" office:value="0.0005245" calcext:value-type="float">
            <text:p>0.000524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705" calcext:value-type="float">
            <text:p>0.0002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d_1</text:p>
          </table:table-cell>
          <table:table-cell office:value-type="float" office:value="0.0006842" calcext:value-type="float">
            <text:p>0.0006842</text:p>
          </table:table-cell>
          <table:table-cell office:value-type="float" office:value="0.0005192" calcext:value-type="float">
            <text:p>0.0005192</text:p>
          </table:table-cell>
          <table:table-cell office:value-type="float" office:value="0.00017975" calcext:value-type="float">
            <text:p>0.00017975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16075" calcext:value-type="float">
            <text:p>0.00016075</text:p>
          </table:table-cell>
          <table:table-cell office:value-type="float" office:value="0.0003095" calcext:value-type="float">
            <text:p>0.0003095</text:p>
          </table:table-cell>
          <table:table-cell office:value-type="float" office:value="0.0002345" calcext:value-type="float">
            <text:p>0.0002345</text:p>
          </table:table-cell>
          <table:table-cell office:value-type="float" office:value="0.00063125" calcext:value-type="float">
            <text:p>0.0006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d_10</text:p>
          </table:table-cell>
          <table:table-cell office:value-type="float" office:value="0.0005108" calcext:value-type="float">
            <text:p>0.0005108</text:p>
          </table:table-cell>
          <table:table-cell office:value-type="float" office:value="0.0000166" calcext:value-type="float">
            <text:p>0.0000166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.0016585" calcext:value-type="float">
            <text:p>0.0016585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46975" calcext:value-type="float">
            <text:p>0.00046975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0.014959" calcext:value-type="float">
            <text:p>0.01495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bd_100</text:p>
          </table:table-cell>
          <table:table-cell office:value-type="float" office:value="0.0000884" calcext:value-type="float">
            <text:p>0.0000884</text:p>
          </table:table-cell>
          <table:table-cell office:value-type="float" office:value="0.0005238" calcext:value-type="float">
            <text:p>0.0005238</text:p>
          </table:table-cell>
          <table:table-cell office:value-type="float" office:value="0.0025635" calcext:value-type="float">
            <text:p>0.0025635</text:p>
          </table:table-cell>
          <table:table-cell office:value-type="float" office:value="0.007758" calcext:value-type="float">
            <text:p>0.007758</text:p>
          </table:table-cell>
          <table:table-cell office:value-type="float" office:value="0.0003025" calcext:value-type="float">
            <text:p>0.0003025</text:p>
          </table:table-cell>
          <table:table-cell office:value-type="float" office:value="0.00037075" calcext:value-type="float">
            <text:p>0.00037075</text:p>
          </table:table-cell>
          <table:table-cell office:value-type="float" office:value="0.0003115" calcext:value-type="float">
            <text:p>0.0003115</text:p>
          </table:table-cell>
          <table:table-cell office:value-type="float" office:value="0.13105625" calcext:value-type="float">
            <text:p>0.13105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bd_1000</text:p>
          </table:table-cell>
          <table:table-cell office:value-type="float" office:value="0.0004982" calcext:value-type="float">
            <text:p>0.0004982</text:p>
          </table:table-cell>
          <table:table-cell office:value-type="float" office:value="0.0002912" calcext:value-type="float">
            <text:p>0.0002912</text:p>
          </table:table-cell>
          <table:table-cell office:value-type="float" office:value="0.016227" calcext:value-type="float">
            <text:p>0.016227</text:p>
          </table:table-cell>
          <table:table-cell office:value-type="float" office:value="0.0663535" calcext:value-type="float">
            <text:p>0.0663535</text:p>
          </table:table-cell>
          <table:table-cell office:value-type="float" office:value="0.00111325" calcext:value-type="float">
            <text:p>0.00111325</text:p>
          </table:table-cell>
          <table:table-cell office:value-type="float" office:value="0.0007925" calcext:value-type="float">
            <text:p>0.0007925</text:p>
          </table:table-cell>
          <table:table-cell office:value-type="float" office:value="0.000597" calcext:value-type="float">
            <text:p>0.000597</text:p>
          </table:table-cell>
          <table:table-cell office:value-type="float" office:value="1.635359" calcext:value-type="float">
            <text:p>1.63535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bd_10000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6534" calcext:value-type="float">
            <text:p>0.0006534</text:p>
          </table:table-cell>
          <table:table-cell office:value-type="float" office:value="0.15047225" calcext:value-type="float">
            <text:p>0.15047225</text:p>
          </table:table-cell>
          <table:table-cell office:value-type="float" office:value="0.6749615" calcext:value-type="float">
            <text:p>0.6749615</text:p>
          </table:table-cell>
          <table:table-cell office:value-type="float" office:value="0.00445975" calcext:value-type="float">
            <text:p>0.00445975</text:p>
          </table:table-cell>
          <table:table-cell office:value-type="float" office:value="0.00206525" calcext:value-type="float">
            <text:p>0.00206525</text:p>
          </table:table-cell>
          <table:table-cell office:value-type="float" office:value="0.00163575" calcext:value-type="float">
            <text:p>0.00163575</text:p>
          </table:table-cell>
          <table:table-cell office:value-type="float" office:value="20.75804775" calcext:value-type="float">
            <text:p>20.75804775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1:Sheet1.K7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18:25:22.664868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i Liu</meta:initial-creator>
    <meta:creation-date>2015-12-03T15:08:34.492306066</meta:creation-date>
    <dc:date>2015-12-03T20:48:07.805724476</dc:date>
    <dc:creator>Lei Liu</dc:creator>
    <meta:editing-duration>PT4H58M22S</meta:editing-duration>
    <meta:editing-cycles>64</meta:editing-cycles>
    <meta:generator>LibreOffice/4.2.6.3$Linux_X86_64 LibreOffice_project/420$Build-3</meta:generator>
    <meta:document-statistic meta:table-count="1" meta:cell-count="3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41cm" svg:y="0.316cm" chart:style-name="ch2">
          <text:p>Selection VS Projection</text:p>
        </chart:title>
        <chart:legend chart:legend-position="end" svg:x="13.71cm" svg:y="3.952cm" style:legend-expansion="high" chart:style-name="ch3"/>
        <chart:plot-area chart:style-name="ch4" table:cell-range-address="Sheet1.A59:Sheet1.C65" chart:data-source-has-labels="both" svg:x="0.32cm" svg:y="1.275cm" svg:width="13.07cm" svg:height="7.545cm">
          <chartooo:coordinate-region svg:x="1.603cm" svg:y="1.474cm" svg:width="11.787cm" svg:height="6.699cm"/>
          <chart:axis chart:dimension="x" chart:name="primary-x" chart:style-name="ch5" chartooo:axis-type="auto">
            <chartooo:date-scale/>
            <chart:categories table:cell-range-address="Sheet1.A60:Sheet1.A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0:Sheet1.B65" chart:label-cell-address="Sheet1.B59:Sheet1.B59" chart:class="chart:bar">
            <chart:data-point chart:repeated="6"/>
          </chart:series>
          <chart:series chart:style-name="ch9" chart:values-cell-range-address="Sheet1.C60:Sheet1.C65" chart:label-cell-address="Sheet1.C59:Sheet1.C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</text:p>
                <draw:g>
                  <svg:desc>Sheet1.B59:Sheet1.B59</svg:desc>
                </draw:g>
              </table:table-cell>
              <table:table-cell office:value-type="string">
                <text:p>Projection</text:p>
                <draw:g>
                  <svg:desc>Sheet1.C59:Sheet1.C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bd</text:p>
                <draw:g>
                  <svg:desc>Sheet1.A60:Sheet1.A65</svg:desc>
                </draw:g>
              </table:table-cell>
              <table:table-cell office:value-type="float" office:value="0.0006024">
                <text:p>0.0006024</text:p>
                <draw:g>
                  <svg:desc>Sheet1.B60:Sheet1.B65</svg:desc>
                </draw:g>
              </table:table-cell>
              <table:table-cell office:value-type="float" office:value="0.0003672">
                <text:p>0.0003672</text:p>
                <draw:g>
                  <svg:desc>Sheet1.C60:Sheet1.C65</svg:desc>
                </draw:g>
              </table:table-cell>
            </table:table-row>
            <table:table-row>
              <table:table-cell office:value-type="string">
                <text:p>bbd_1</text:p>
              </table:table-cell>
              <table:table-cell office:value-type="float" office:value="0.0006842">
                <text:p>0.0006842</text:p>
              </table:table-cell>
              <table:table-cell office:value-type="float" office:value="0.0005192">
                <text:p>0.0005192</text:p>
              </table:table-cell>
            </table:table-row>
            <table:table-row>
              <table:table-cell office:value-type="string">
                <text:p>Bbd_10</text:p>
              </table:table-cell>
              <table:table-cell office:value-type="float" office:value="0.0005108">
                <text:p>0.0005108</text:p>
              </table:table-cell>
              <table:table-cell office:value-type="float" office:value="0.0000166">
                <text:p>0.0000166</text:p>
              </table:table-cell>
            </table:table-row>
            <table:table-row>
              <table:table-cell office:value-type="string">
                <text:p>Bbd_100</text:p>
              </table:table-cell>
              <table:table-cell office:value-type="float" office:value="0.0000884">
                <text:p>0.0000884</text:p>
              </table:table-cell>
              <table:table-cell office:value-type="float" office:value="0.0005238">
                <text:p>0.0005238</text:p>
              </table:table-cell>
            </table:table-row>
            <table:table-row>
              <table:table-cell office:value-type="string">
                <text:p>Bbd_1000</text:p>
              </table:table-cell>
              <table:table-cell office:value-type="float" office:value="0.0004982">
                <text:p>0.0004982</text:p>
              </table:table-cell>
              <table:table-cell office:value-type="float" office:value="0.0002912">
                <text:p>0.0002912</text:p>
              </table:table-cell>
            </table:table-row>
            <table:table-row>
              <table:table-cell office:value-type="string">
                <text:p>Bbd_10000</text:p>
              </table:table-cell>
              <table:table-cell office:value-type="float" office:value="0.000274">
                <text:p>0.000274</text:p>
              </table:table-cell>
              <table:table-cell office:value-type="float" office:value="0.0006534">
                <text:p>0.00065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54cm" svg:height="9cm" xlink:href=".." xlink:type="simple" chart:class="chart:bar" chart:style-name="ch1">
        <chart:legend chart:legend-position="end" svg:x="13.328cm" svg:y="3.703cm" style:legend-expansion="high" chart:style-name="ch2"/>
        <chart:plot-area chart:style-name="ch3" table:cell-range-address="Sheet1.A59:Sheet1.A65 Sheet1.D59:Sheet1.F65" chart:data-source-has-labels="both" svg:x="0.371cm" svg:y="0.18cm" svg:width="12.586cm" svg:height="8.64cm">
          <chartooo:coordinate-region svg:x="1.098cm" svg:y="0.379cm" svg:width="11.859cm" svg:height="7.794cm"/>
          <chart:axis chart:dimension="x" chart:name="primary-x" chart:style-name="ch4" chartooo:axis-type="auto">
            <chartooo:date-scale/>
            <chart:categories table:cell-range-address="Sheet1.A60:Sheet1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0:Sheet1.D65" chart:label-cell-address="Sheet1.D59:Sheet1.D59" chart:class="chart:bar">
            <chart:data-point chart:repeated="6"/>
          </chart:series>
          <chart:series chart:style-name="ch8" chart:values-cell-range-address="Sheet1.E60:Sheet1.E65" chart:label-cell-address="Sheet1.E59:Sheet1.E59" chart:class="chart:bar">
            <chart:data-point chart:repeated="6"/>
          </chart:series>
          <chart:series chart:style-name="ch9" chart:values-cell-range-address="Sheet1.F60:Sheet1.F65" chart:label-cell-address="Sheet1.F59:Sheet1.F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tesian Product</text:p>
                <draw:g>
                  <svg:desc>Sheet1.D59:Sheet1.D59</svg:desc>
                </draw:g>
              </table:table-cell>
              <table:table-cell office:value-type="string">
                <text:p>Distinct Cartesian Production</text:p>
                <draw:g>
                  <svg:desc>Sheet1.E59:Sheet1.E59</svg:desc>
                </draw:g>
              </table:table-cell>
              <table:table-cell office:value-type="string">
                <text:p>Natural Join</text:p>
                <draw:g>
                  <svg:desc>Sheet1.F59:Sheet1.F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bd</text:p>
                <draw:g>
                  <svg:desc>Sheet1.A60:Sheet1.A65</svg:desc>
                </draw:g>
              </table:table-cell>
              <table:table-cell office:value-type="float" office:value="0.00022175">
                <text:p>0.00022175</text:p>
                <draw:g>
                  <svg:desc>Sheet1.D60:Sheet1.D65</svg:desc>
                </draw:g>
              </table:table-cell>
              <table:table-cell office:value-type="float" office:value="0.0009025">
                <text:p>0.0009025</text:p>
                <draw:g>
                  <svg:desc>Sheet1.E60:Sheet1.E65</svg:desc>
                </draw:g>
              </table:table-cell>
              <table:table-cell office:value-type="float" office:value="0.00050125">
                <text:p>0.00050125</text:p>
                <draw:g>
                  <svg:desc>Sheet1.F60:Sheet1.F65</svg:desc>
                </draw:g>
              </table:table-cell>
            </table:table-row>
            <table:table-row>
              <table:table-cell office:value-type="string">
                <text:p>bbd_1</text:p>
              </table:table-cell>
              <table:table-cell office:value-type="float" office:value="0.00017975">
                <text:p>0.00017975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16075">
                <text:p>0.00016075</text:p>
              </table:table-cell>
            </table:table-row>
            <table:table-row>
              <table:table-cell office:value-type="string">
                <text:p>Bbd_10</text:p>
              </table:table-cell>
              <table:table-cell office:value-type="float" office:value="0.001414">
                <text:p>0.001414</text:p>
              </table:table-cell>
              <table:table-cell office:value-type="float" office:value="0.0016585">
                <text:p>0.0016585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string">
                <text:p>Bbd_100</text:p>
              </table:table-cell>
              <table:table-cell office:value-type="float" office:value="0.0025635">
                <text:p>0.0025635</text:p>
              </table:table-cell>
              <table:table-cell office:value-type="float" office:value="0.007758">
                <text:p>0.007758</text:p>
              </table:table-cell>
              <table:table-cell office:value-type="float" office:value="0.0003025">
                <text:p>0.0003025</text:p>
              </table:table-cell>
            </table:table-row>
            <table:table-row>
              <table:table-cell office:value-type="string">
                <text:p>Bbd_1000</text:p>
              </table:table-cell>
              <table:table-cell office:value-type="float" office:value="0.016227">
                <text:p>0.016227</text:p>
              </table:table-cell>
              <table:table-cell office:value-type="float" office:value="0.0663535">
                <text:p>0.0663535</text:p>
              </table:table-cell>
              <table:table-cell office:value-type="float" office:value="0.00111325">
                <text:p>0.00111325</text:p>
              </table:table-cell>
            </table:table-row>
            <table:table-row>
              <table:table-cell office:value-type="string">
                <text:p>Bbd_10000</text:p>
              </table:table-cell>
              <table:table-cell office:value-type="float" office:value="0.15047225">
                <text:p>0.15047225</text:p>
              </table:table-cell>
              <table:table-cell office:value-type="float" office:value="0.6749615">
                <text:p>0.6749615</text:p>
              </table:table-cell>
              <table:table-cell office:value-type="float" office:value="0.00445975">
                <text:p>0.004459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19cm" svg:y="3.703cm" style:legend-expansion="high" chart:style-name="ch2"/>
        <chart:plot-area chart:style-name="ch3" table:cell-range-address="Sheet1.A59:Sheet1.A65 Sheet1.G59:Sheet1.I65" chart:data-source-has-labels="both" svg:x="0.32cm" svg:y="0.18cm" svg:width="12.779cm" svg:height="8.64cm">
          <chartooo:coordinate-region svg:x="0.941cm" svg:y="0.38cm" svg:width="12.158cm" svg:height="7.793cm"/>
          <chart:axis chart:dimension="x" chart:name="primary-x" chart:style-name="ch4" chartooo:axis-type="auto">
            <chartooo:date-scale/>
            <chart:categories table:cell-range-address="Sheet1.A60:Sheet1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60:Sheet1.G65" chart:label-cell-address="Sheet1.G59:Sheet1.G59" chart:class="chart:bar">
            <chart:data-point chart:repeated="6"/>
          </chart:series>
          <chart:series chart:style-name="ch8" chart:values-cell-range-address="Sheet1.H60:Sheet1.H65" chart:label-cell-address="Sheet1.H59:Sheet1.H59" chart:class="chart:bar">
            <chart:data-point chart:repeated="6"/>
          </chart:series>
          <chart:series chart:style-name="ch9" chart:values-cell-range-address="Sheet1.I60:Sheet1.I65" chart:label-cell-address="Sheet1.I59:Sheet1.I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on</text:p>
                <draw:g>
                  <svg:desc>Sheet1.G59:Sheet1.G59</svg:desc>
                </draw:g>
              </table:table-cell>
              <table:table-cell office:value-type="string">
                <text:p>Intersection</text:p>
                <draw:g>
                  <svg:desc>Sheet1.H59:Sheet1.H59</svg:desc>
                </draw:g>
              </table:table-cell>
              <table:table-cell office:value-type="string">
                <text:p>Aggregation</text:p>
                <draw:g>
                  <svg:desc>Sheet1.I59:Sheet1.I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bd</text:p>
                <draw:g>
                  <svg:desc>Sheet1.A60:Sheet1.A65</svg:desc>
                </draw:g>
              </table:table-cell>
              <table:table-cell office:value-type="float" office:value="0.0005245">
                <text:p>0.0005245</text:p>
                <draw:g>
                  <svg:desc>Sheet1.G60:Sheet1.G65</svg:desc>
                </draw:g>
              </table:table-cell>
              <table:table-cell office:value-type="float" office:value="0.00018">
                <text:p>0.00018</text:p>
                <draw:g>
                  <svg:desc>Sheet1.H60:Sheet1.H65</svg:desc>
                </draw:g>
              </table:table-cell>
              <table:table-cell office:value-type="float" office:value="0.0002705">
                <text:p>0.0002705</text:p>
                <draw:g>
                  <svg:desc>Sheet1.I60:Sheet1.I65</svg:desc>
                </draw:g>
              </table:table-cell>
            </table:table-row>
            <table:table-row>
              <table:table-cell office:value-type="string">
                <text:p>bbd_1</text:p>
              </table:table-cell>
              <table:table-cell office:value-type="float" office:value="0.0003095">
                <text:p>0.0003095</text:p>
              </table:table-cell>
              <table:table-cell office:value-type="float" office:value="0.0002345">
                <text:p>0.0002345</text:p>
              </table:table-cell>
              <table:table-cell office:value-type="float" office:value="0.00063125">
                <text:p>0.00063125</text:p>
              </table:table-cell>
            </table:table-row>
            <table:table-row>
              <table:table-cell office:value-type="string">
                <text:p>Bbd_10</text:p>
              </table:table-cell>
              <table:table-cell office:value-type="float" office:value="0.00046975">
                <text:p>0.00046975</text:p>
              </table:table-cell>
              <table:table-cell office:value-type="float" office:value="0.000701">
                <text:p>0.000701</text:p>
              </table:table-cell>
              <table:table-cell office:value-type="float" office:value="0.014959">
                <text:p>0.014959</text:p>
              </table:table-cell>
            </table:table-row>
            <table:table-row>
              <table:table-cell office:value-type="string">
                <text:p>Bbd_100</text:p>
              </table:table-cell>
              <table:table-cell office:value-type="float" office:value="0.00037075">
                <text:p>0.00037075</text:p>
              </table:table-cell>
              <table:table-cell office:value-type="float" office:value="0.0003115">
                <text:p>0.0003115</text:p>
              </table:table-cell>
              <table:table-cell office:value-type="float" office:value="0.13105625">
                <text:p>0.13105625</text:p>
              </table:table-cell>
            </table:table-row>
            <table:table-row>
              <table:table-cell office:value-type="string">
                <text:p>Bbd_1000</text:p>
              </table:table-cell>
              <table:table-cell office:value-type="float" office:value="0.0007925">
                <text:p>0.0007925</text:p>
              </table:table-cell>
              <table:table-cell office:value-type="float" office:value="0.000597">
                <text:p>0.000597</text:p>
              </table:table-cell>
              <table:table-cell office:value-type="float" office:value="1.635359">
                <text:p>1.635359</text:p>
              </table:table-cell>
            </table:table-row>
            <table:table-row>
              <table:table-cell office:value-type="string">
                <text:p>Bbd_10000</text:p>
              </table:table-cell>
              <table:table-cell office:value-type="float" office:value="0.00206525">
                <text:p>0.00206525</text:p>
              </table:table-cell>
              <table:table-cell office:value-type="float" office:value="0.00163575">
                <text:p>0.00163575</text:p>
              </table:table-cell>
              <table:table-cell office:value-type="float" office:value="20.75804775">
                <text:p>20.75804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